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fo:font-weight="bold" officeooo:rsid="000be186" officeooo:paragraph-rsid="000be186" style:font-weight-asian="bold" style:font-weight-complex="bold"/>
    </style:style>
    <style:style style:name="P2" style:family="paragraph" style:parent-style-name="Standard">
      <style:text-properties fo:font-weight="bold" officeooo:rsid="000e2d4c" officeooo:paragraph-rsid="000e2d4c" style:font-weight-asian="bold" style:font-weight-complex="bold"/>
    </style:style>
    <style:style style:name="P3" style:family="paragraph" style:parent-style-name="Standard">
      <style:text-properties fo:color="#000000" loext:opacity="100%" fo:font-weight="bold" officeooo:rsid="000be186" officeooo:paragraph-rsid="000be186" style:font-weight-asian="bold" style:font-weight-complex="bold"/>
    </style:style>
    <style:style style:name="P4" style:family="paragraph" style:parent-style-name="Text_20_body">
      <style:paragraph-properties fo:padding="0.049cm" fo:border="0.06pt solid #e3e3e3"/>
      <style:text-properties loext:padding="0.049cm" loext:border="0.06pt solid #e3e3e3"/>
    </style:style>
    <style:style style:name="P5" style:family="paragraph" style:parent-style-name="Text_20_body">
      <style:paragraph-properties fo:margin-top="0cm" fo:margin-bottom="0cm" style:contextual-spacing="false"/>
      <style:text-properties officeooo:paragraph-rsid="000be186" loext:padding="0.049cm" loext:border="0.06pt solid #e3e3e3"/>
    </style:style>
    <style:style style:name="P6" style:family="paragraph" style:parent-style-name="Text_20_body" style:list-style-name="L1">
      <style:paragraph-properties fo:padding="0.049cm" fo:border="0.06pt solid #e3e3e3"/>
    </style:style>
    <style:style style:name="P7" style:family="paragraph" style:parent-style-name="Text_20_body">
      <style:text-properties fo:color="#000000" loext:opacity="100%" fo:font-weight="bold" officeooo:rsid="000be186" officeooo:paragraph-rsid="000be186" style:font-weight-asian="bold" style:font-weight-complex="bold" loext:padding="0.049cm" loext:border="0.06pt solid #e3e3e3"/>
    </style:style>
    <style:style style:name="P8" style:family="paragraph" style:parent-style-name="Text_20_body">
      <style:paragraph-properties fo:margin-top="0cm" fo:margin-bottom="0cm" style:contextual-spacing="false"/>
      <style:text-properties officeooo:rsid="000be186" officeooo:paragraph-rsid="000be186" loext:padding="0.049cm" loext:border="0.06pt solid #e3e3e3"/>
    </style:style>
    <style:style style:name="P9" style:family="paragraph" style:parent-style-name="Text_20_body">
      <style:paragraph-properties fo:padding="0.049cm" fo:border="0.06pt solid #e3e3e3"/>
    </style:style>
    <style:style style:name="P10" style:family="paragraph" style:parent-style-name="Text_20_body" style:list-style-name="L2">
      <style:paragraph-properties fo:padding="0.049cm" fo:border="0.06pt solid #e3e3e3"/>
    </style:style>
    <style:style style:name="P11" style:family="paragraph" style:parent-style-name="Text_20_body" style:list-style-name="L3">
      <style:paragraph-properties fo:padding="0.049cm" fo:border="0.06pt solid #e3e3e3"/>
    </style:style>
    <style:style style:name="T1" style:family="text">
      <style:text-properties officeooo:rsid="000be186"/>
    </style:style>
    <style:style style:name="T2" style:family="text">
      <style:text-properties fo:font-variant="normal" fo:text-transform="none" style:font-name="S hne" fo:font-size="12pt" fo:letter-spacing="normal" fo:font-style="normal"/>
    </style:style>
    <style:style style:name="T3" style:family="text">
      <style:text-properties fo:font-variant="normal" fo:text-transform="none" style:font-name="Google Sans" fo:font-size="15pt" fo:letter-spacing="normal" fo:font-style="normal" fo:font-weight="normal"/>
    </style:style>
    <style:style style:name="T4" style:family="text">
      <style:text-properties fo:font-variant="normal" fo:text-transform="none" fo:letter-spacing="normal"/>
    </style:style>
    <style:style style:name="T5" style:family="text">
      <style:text-properties fo:font-style="normal" style:font-style-asian="normal" style:font-style-complex="normal"/>
    </style:style>
    <style:style style:name="T6" style:family="text">
      <style:text-properties loext:padding="0.049cm" loext:border="0.06pt solid #e3e3e3"/>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Bimestre</text:p>
      <text:p text:style-name="P2">Nome: Marcelo</text:p>
      <text:p text:style-name="P1"><text:s text:c="49"/>ATIVIDADE <text:s text:c="59"/>09/05/2024</text:p>
      <text:p text:style-name="P1"/>
      <text:p text:style-name="P1"/>
      <text:p text:style-name="P1"><text:span text:style-name="T5">1. Quais são os diferentes número de portas?</text:span> </text:p>
      <text:p text:style-name="P1"/>
      <text:p text:style-name="P3"><text:span text:style-name="T3">Há 65.535 números de portas</text:span><text:span text:style-name="T4"> </text:span><text:span text:style-name="T3">possíveis, embora nem todas sejam de uso comum. Algumas das portas</text:span><text:span text:style-name="T4"> </text:span><text:span text:style-name="T3">mais utilizadas, juntamente com o protocolo de rede</text:span><text:span text:style-name="T4"> </text:span><text:span text:style-name="T3">associado a elas, são: Portas</text:span><text:span text:style-name="T4"> </text:span><text:span text:style-name="T3">20 e 21: Protocolo de Transferência de Arquivos (FTP).</text:span> </text:p>
      <text:p text:style-name="P3"/>
      <text:p text:style-name="P3"><text:span text:style-name="T2">2. Quantas portas existe dentro de uma rede?</text:span> </text:p>
      <text:p text:style-name="P3"/>
      <text:p text:style-name="P7"><text:line-break/>Dentro de uma rede, o número de portas disponíveis pode variar dependendo de vários fatores, incluindo a topologia da rede, o número de dispositivos conectados e os protocolos de comunicação utilizados. Aqui estão algumas considerações:</text:p>
      <text:list xml:id="list564112345" text:style-name="L1">
        <text:list-item>
          <text:p text:style-name="P6"><text:span text:style-name="Strong_20_Emphasis"><text:span text:style-name="T6">Portas TCP e UDP</text:span></text:span><text:span text:style-name="T6">: Em uma rede baseada em TCP/IP, tanto o TCP (Transmission Control Protocol) quanto o UDP (User Datagram Protocol) usam portas para identificar diferentes serviços e aplicativos. Cada protocolo tem um espaço de porta de 16 bits, o que significa que teoricamente existem 65.536 portas disponíveis para cada protocolo em cada endereço IP.</text:span></text:p>
        </text:list-item>
        <text:list-item>
          <text:p text:style-name="P6"><text:span text:style-name="Strong_20_Emphasis"><text:span text:style-name="T6">Endereços IP</text:span></text:span><text:span text:style-name="T6">: O número de portas disponíveis em uma rede também é influenciado pelo número de endereços IP disponíveis. Em uma rede IPv4, o espaço de endereço é limitado a cerca de 4,3 bilhões de endereços únicos, enquanto em uma rede IPv6, o espaço de endereço é muito maior.</text:span></text:p>
        </text:list-item>
        <text:list-item>
          <text:p text:style-name="P6"><text:span text:style-name="Strong_20_Emphasis"><text:span text:style-name="T6">Topologia da Rede</text:span></text:span><text:span text:style-name="T6">: A topologia da rede pode limitar o número de portas disponíveis em um determinado segmento de rede. Por exemplo, se você tem um switch com apenas 24 portas, então você só pode conectar até 24 dispositivos nesse switch.</text:span></text:p>
        </text:list-item>
        <text:list-item>
          <text:p text:style-name="P6"><text:span text:style-name="Strong_20_Emphasis"><text:span text:style-name="T6">Utilização de portas</text:span></text:span><text:span text:style-name="T6">: Algumas portas podem ser reservadas para serviços específicos ou podem já estar em uso por aplicativos e serviços na rede.</text:span></text:p>
        </text:list-item>
      </text:list>
      <text:p text:style-name="P4">Portanto, não há um número fixo de portas dentro de uma rede, pois isso pode variar dependendo de vários fatores. No entanto, em uma rede moderna, o número total de portas disponíveis geralmente é muito grande e é mais do que suficiente para acomodar uma variedade de serviços e aplicativos.</text:p>
      <text:p text:style-name="P5"><text:soft-page-break/><text:span text:style-name="T1">3. Onde essas portas são usadas?</text:span></text:p>
      <text:p text:style-name="P5"/>
      <text:p text:style-name="P8">As portas são usadas para facilitar a comunicação entre diferentes aplicativos e serviços em uma rede. Aqui estão algumas maneiras comuns de como as portas são usadas:</text:p>
      <text:list xml:id="list589940621" text:style-name="L2">
        <text:list-item>
          <text:p text:style-name="P10"><text:span text:style-name="Strong_20_Emphasis"><text:span text:style-name="T6">Identificação de Serviços</text:span></text:span>: Cada porta está associada a um serviço específico ou aplicativo em um dispositivo de rede. Por exemplo, a porta 80 é comumente usada para tráfego da web HTTP, enquanto a porta 443 é usada para tráfego da web HTTPS. Outras portas comuns incluem a porta 25 para SMTP (Simple Mail Transfer Protocol), a porta 22 para SSH (Secure Shell), a porta 21 para FTP (File Transfer Protocol), entre muitas outras.</text:p>
        </text:list-item>
        <text:list-item>
          <text:p text:style-name="P10"><text:span text:style-name="Strong_20_Emphasis"><text:span text:style-name="T6">Encaminhamento de Pacotes</text:span></text:span>: Quando um dispositivo em uma rede envia dados para outro dispositivo, ele especifica a porta de destino juntamente com o endereço IP de destino. Isso permite que o roteador ou switch encaminhe o pacote para o destino correto na rede.</text:p>
        </text:list-item>
        <text:list-item>
          <text:p text:style-name="P10"><text:span text:style-name="Strong_20_Emphasis"><text:span text:style-name="T6">Multiplexação</text:span></text:span>: O uso de portas permite que um único dispositivo de rede, como um servidor, forneça vários serviços simultaneamente. Por exemplo, um servidor web pode estar ouvindo na porta 80 para tráfego HTTP e na porta 443 para tráfego HTTPS.</text:p>
        </text:list-item>
        <text:list-item>
          <text:p text:style-name="P10"><text:span text:style-name="Strong_20_Emphasis"><text:span text:style-name="T6">Firewalls e Segurança</text:span></text:span>: As portas também são utilizadas em firewalls e em políticas de segurança para controlar o tráfego que entra e sai da rede. As regras de firewall podem permitir ou bloquear o tráfego com base nas portas usadas.</text:p>
        </text:list-item>
        <text:list-item>
          <text:p text:style-name="P10"><text:span text:style-name="Strong_20_Emphasis"><text:span text:style-name="T6">Depuração e Monitoramento</text:span></text:span>: As portas também são usadas para depuração e monitoramento de redes. Ferramentas de monitoramento de rede podem analisar o tráfego em portas específicas para diagnosticar problemas de rede ou monitorar o desempenho da rede.</text:p>
        </text:list-item>
      </text:list>
      <text:p text:style-name="P9">Em resumo, as portas são usadas em uma variedade de maneiras para facilitar a comunicação entre dispositivos e aplicativos em uma rede e para fornecer controle e segurança sobre o tráfego de rede.</text:p>
      <text:p text:style-name="P8"/>
      <text:p text:style-name="P8">4. Quais são as portas mais importante que são usadas na internet?</text:p>
      <text:p text:style-name="P8"/>
      <text:p text:style-name="P8">Existem várias portas que são amplamente reconhecidas e utilizadas para serviços comuns na Internet. Aqui estão algumas das portas mais importantes:</text:p>
      <text:list xml:id="list456750868" text:style-name="L3">
        <text:list-item>
          <text:p text:style-name="P11"><text:span text:style-name="Strong_20_Emphasis"><text:span text:style-name="T6">Porta 80</text:span></text:span>: Usada para tráfego HTTP (Hypertext Transfer Protocol), que é o protocolo padrão para páginas da web não criptografadas.</text:p>
        </text:list-item>
        <text:list-item>
          <text:p text:style-name="P11"><text:soft-page-break/><text:span text:style-name="Strong_20_Emphasis"><text:span text:style-name="T6">Porta 443</text:span></text:span>: Usada para tráfego HTTPS (Hypertext Transfer Protocol Secure), que é o protocolo seguro para páginas da web, usando SSL/TLS para criptografar os dados transmitidos.</text:p>
        </text:list-item>
        <text:list-item>
          <text:p text:style-name="P11"><text:span text:style-name="Strong_20_Emphasis"><text:span text:style-name="T6">Porta 25</text:span></text:span>: Usada para SMTP (Simple Mail Transfer Protocol), que é o protocolo padrão para envio de e-mails.</text:p>
        </text:list-item>
        <text:list-item>
          <text:p text:style-name="P11"><text:span text:style-name="Strong_20_Emphasis"><text:span text:style-name="T6">Porta 110</text:span></text:span>: Usada para POP3 (Post Office Protocol version 3), que é um protocolo para recuperar e-mails de um servidor de e-mail.</text:p>
        </text:list-item>
        <text:list-item>
          <text:p text:style-name="P11"><text:span text:style-name="Strong_20_Emphasis"><text:span text:style-name="T6">Porta 143</text:span></text:span>: Usada para IMAP (Internet Message Access Protocol), que é outro protocolo para acessar e-mails em um servidor de e-mail.</text:p>
        </text:list-item>
        <text:list-item>
          <text:p text:style-name="P11"><text:span text:style-name="Strong_20_Emphasis"><text:span text:style-name="T6">Porta 22</text:span></text:span>: Usada para SSH (Secure Shell), que é um protocolo de rede criptografado usado para acesso remoto seguro a computadores e servidores.</text:p>
        </text:list-item>
        <text:list-item>
          <text:p text:style-name="P11"><text:span text:style-name="Strong_20_Emphasis"><text:span text:style-name="T6">Porta 21</text:span></text:span>: Usada para FTP (File Transfer Protocol), que é um protocolo para transferência de arquivos entre computadores.</text:p>
        </text:list-item>
        <text:list-item>
          <text:p text:style-name="P11"><text:span text:style-name="Strong_20_Emphasis"><text:span text:style-name="T6">Porta 53</text:span></text:span>: Usada para DNS (Domain Name System), que é o serviço que traduz nomes de domínio legíveis por humanos em endereços IP.</text:p>
        </text:list-item>
      </text:list>
      <text:p text:style-name="P9">Essas são apenas algumas das portas mais comuns e importantes usadas na Internet. No entanto, existem muitas outras portas que são usadas para uma variedade de serviços e aplicativos específicos.</text:p>
      <text:p text:style-name="P8"/>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5-09T21:28:08.976000000</meta:creation-date>
    <dc:date>2024-05-09T21:56:15.278000000</dc:date>
    <meta:editing-duration>PT7M34S</meta:editing-duration>
    <meta:editing-cycles>1</meta:editing-cycles>
    <meta:document-statistic meta:table-count="0" meta:image-count="0" meta:object-count="0" meta:page-count="3" meta:paragraph-count="31" meta:word-count="863" meta:character-count="5320" meta:non-whitespace-character-count="4393"/>
    <meta:generator>LibreOffice/7.2.3.2$Windows_X86_64 LibreOffice_project/d166454616c1632304285822f9c83ce2e660fd92</meta:generator>
  </office:meta>
</office:document-meta>
</file>